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Fonts/Font_Liberation_Mono_1.ttf" manifest:media-type="application/x-font-ttf"/>
  <manifest:file-entry manifest:full-path="Fonts/Font_Liberation_Serif_1.ttf" manifest:media-type="application/x-font-ttf"/>
  <manifest:file-entry manifest:full-path="Fonts/Font_Liberation_Mono_2.ttf" manifest:media-type="application/x-font-ttf"/>
  <manifest:file-entry manifest:full-path="Fonts/Font_Liberation_Serif_2.ttf" manifest:media-type="application/x-font-ttf"/>
  <manifest:file-entry manifest:full-path="Fonts/Font_Liberation_Mono_3.ttf" manifest:media-type="application/x-font-ttf"/>
  <manifest:file-entry manifest:full-path="Fonts/Font_Liberation_Serif_3.ttf" manifest:media-type="application/x-font-ttf"/>
  <manifest:file-entry manifest:full-path="Fonts/Font_Liberation_Mono_4.ttf" manifest:media-type="application/x-font-ttf"/>
  <manifest:file-entry manifest:full-path="Fonts/Font_Liberation_Serif_4.ttf" manifest:media-type="application/x-font-tt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1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55cm" fo:min-width="3.7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47cm" fo:min-width="3.6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="none" draw:textarea-horizontal-align="justify" draw:textarea-vertical-align="middle" draw:auto-grow-height="false" fo:min-height="2.47cm" fo:min-width="3.62cm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stroke="dash" draw:stroke-dash="Dashed_20__28_var_29_" svg:stroke-width="0.081cm" draw:marker-start="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5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margin-left="0cm" fo:margin-right="0cm" fo:margin-top="0.533cm" fo:margin-bottom="0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7.2999992370605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5cm" svg:x="1.4cm" svg:y="0.837cm" presentation:class="title">
          <draw:text-box>
            <text:p>Diskrečiosios struktūros</text:p>
          </draw:text-box>
        </draw:frame>
        <draw:frame presentation:style-name="pr2" draw:text-style-name="P1" draw:layer="layout" svg:width="25.199cm" svg:height="12.179cm" svg:x="1.4cm" svg:y="4.913cm" presentation:class="subtitle" presentation:user-transformed="true">
          <draw:text-box>
            <text:p>Kriptografija</text:p>
            <text:p/>
            <text:p>doc. dr. Martynas Patašiu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Kriptografija, kriptologija, kriptoanalizė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Kriptografija – mokslas (ar matematikos šaka) apie informacijos perdavimą nesuteikiant jos „trečiosioms šalims“, neleidžiant pastarosioms jos pakeisti ir pan.</text:p>
              </text:list-item>
              <text:list-item>
                <text:p>Kriptoanalizė – mokslas (ar matematikos šaka) apie būdus, kuriais „trečiosios šalys“ gali minėtą informaciją perimti</text:p>
              </text:list-item>
              <text:list-item>
                <text:p>Kriptologija – arba kriptografijos sinonimas, arba kriptografija ir kriptoanalizė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Kriptografija ir steganografij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Kriptografijoje siekiama nuslėpti perduodamą informaciją</text:p>
              </text:list-item>
              <text:list-item>
                <text:p>Kartais jau vien tai, kad informacija perduodama, yra svarbu</text:p>
                <text:list>
                  <text:list-item>
                    <text:p>Pavyzdžiui, 2010-06-25 pateiktame pareiškime FTB specialusis agentas teismui kaip vieną iš įtariamų Rusijos šnipų kaltės įrodymų pateikia tai, kad buvo nugirsta, kaip vienas jų perduoda radiogramą</text:p>
                  </text:list-item>
                </text:list>
              </text:list-item>
              <text:list-item>
                <text:p>Steganografijoje siekiama nuslėpti informacijos perdavimo faktą</text:p>
                <text:list>
                  <text:list-item>
                    <text:p>Pranešimas paslepiamas, lyg būtų kažkas kito</text:p>
                    <text:list>
                      <text:list-item>
                        <text:p>Pavyzdžiui, pranešimas paslepiamas paveikslėlio mažiausiai svarbiuose bituos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9.95cm" svg:height="0.963cm" svg:x="2.4cm" svg:y="18.237cm">
          <draw:text-box>
            <text:p>http://www.justice.gov/opa/documents/062810complaint2.pdf - 12 psl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Tekstograma ir šifrogram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Pranešimas, kurį norime perduoti, bus vadinamas tekstograma (angl. <text:span text:style-name="T1">plaintext</text:span>)</text:p>
              </text:list-item>
              <text:list-item>
                <text:p>Užšifruotas pranešimas bus vadinamas šifrograma (angl. <text:span text:style-name="T1">ciphertext</text:span>)</text:p>
              </text:list-item>
              <text:list-item>
                <text:p>Procesas, kuriuo iš tekstogramos gaunama šifrograma, vadinamas užšifravimu (angl. <text:span text:style-name="T1">encryption</text:span> arba <text:span text:style-name="T1">enciphering</text:span>)</text:p>
              </text:list-item>
              <text:list-item>
                <text:p>Procesas, kuriuo iš šifrogramos gaunama tekstograma, vadinamas dešifravimu arba iššifravimu (angl. <text:span text:style-name="T1">decryption</text:span> arba <text:span text:style-name="T1">deciphering</text:span>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4.633cm" svg:x="1.4cm" svg:y="0.273cm" presentation:class="title">
          <draw:text-box>
            <text:p>Tekstograma ir šifrograma grafiškai</text:p>
          </draw:text-box>
        </draw:frame>
        <draw:custom-shape draw:style-name="gr3" draw:text-style-name="P4" draw:layer="layout" svg:width="4.2cm" svg:height="2.8cm" svg:x="1.1cm" svg:y="5.9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2cm" svg:y1="8.7cm" svg:x2="3.2cm" svg:y2="10.7cm">
          <text:p/>
        </draw:line>
        <draw:frame draw:style-name="gr5" draw:text-style-name="P5" draw:layer="layout" svg:width="3.106cm" svg:height="0.962cm" svg:x="1.647cm" svg:y="6.9cm">
          <draw:text-box>
            <text:p>Siuntėjas</text:p>
          </draw:text-box>
        </draw:frame>
        <draw:custom-shape draw:style-name="gr6" draw:text-style-name="P4" draw:layer="layout" svg:width="4.2cm" svg:height="2.8cm" svg:x="1.1cm" svg:y="10.7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13cm" svg:height="0.962cm" svg:x="1.135cm" svg:y="11.5cm">
          <draw:text-box>
            <text:p>Tekstograma</text:p>
          </draw:text-box>
        </draw:frame>
        <draw:custom-shape draw:style-name="gr6" draw:text-style-name="P4" draw:layer="layout" svg:width="4.2cm" svg:height="2.8cm" svg:x="23.2cm" svg:y="5.8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5.3cm" svg:y1="10.6cm" svg:x2="25.3cm" svg:y2="8.6cm">
          <text:p/>
        </draw:line>
        <draw:frame draw:style-name="gr5" draw:text-style-name="P5" draw:layer="layout" svg:width="2.826cm" svg:height="0.962cm" svg:x="23.887cm" svg:y="6.8cm">
          <draw:text-box>
            <text:p>Gavėjas</text:p>
          </draw:text-box>
        </draw:frame>
        <draw:custom-shape draw:style-name="gr6" draw:text-style-name="P4" draw:layer="layout" svg:width="4.2cm" svg:height="2.8cm" svg:x="23.2cm" svg:y="10.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13cm" svg:height="0.962cm" svg:x="23.235cm" svg:y="11.4cm">
          <draw:text-box>
            <text:p>Tekstograma</text:p>
          </draw:text-box>
        </draw:frame>
        <draw:custom-shape draw:style-name="gr6" draw:text-style-name="P4" draw:layer="layout" svg:width="4.2cm" svg:height="2.8cm" svg:x="6.7cm" svg:y="10.7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13cm" svg:height="0.962cm" svg:x="6.77cm" svg:y="11.5cm">
          <draw:text-box>
            <text:p>Užšifravimas</text:p>
          </draw:text-box>
        </draw:frame>
        <draw:custom-shape draw:style-name="gr6" draw:text-style-name="P4" draw:layer="layout" svg:width="4.2cm" svg:height="2.8cm" svg:x="17.9cm" svg:y="10.7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851cm" svg:height="0.962cm" svg:x="18.2cm" svg:y="11.5cm">
          <draw:text-box>
            <text:p>Iššifravimas</text:p>
          </draw:text-box>
        </draw:frame>
        <draw:custom-shape draw:style-name="gr6" draw:text-style-name="P4" draw:layer="layout" svg:width="4.2cm" svg:height="2.8cm" svg:x="6.8cm" svg:y="15.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601cm" svg:height="0.962cm" svg:x="7.199cm" svg:y="16.219cm">
          <draw:text-box>
            <text:p>Šifrograma</text:p>
          </draw:text-box>
        </draw:frame>
        <draw:line draw:style-name="gr4" draw:text-style-name="P4" draw:layer="layout" svg:x1="5.3cm" svg:y1="12.1cm" svg:x2="6.7cm" svg:y2="12.1cm">
          <text:p/>
        </draw:line>
        <draw:line draw:style-name="gr4" draw:text-style-name="P4" draw:layer="layout" svg:x1="8.8cm" svg:y1="13.5cm" svg:x2="8.8cm" svg:y2="15.3cm">
          <text:p/>
        </draw:line>
        <draw:line draw:style-name="gr4" draw:text-style-name="P4" draw:layer="layout" svg:x1="16.6cm" svg:y1="16.7cm" svg:x2="18cm" svg:y2="16.7cm">
          <text:p/>
        </draw:line>
        <draw:line draw:style-name="gr4" draw:text-style-name="P4" draw:layer="layout" svg:x1="22.051cm" svg:y1="12.1cm" svg:x2="23.24cm" svg:y2="12.1cm">
          <text:p/>
        </draw:line>
        <draw:custom-shape draw:style-name="gr6" draw:text-style-name="P4" draw:layer="layout" svg:width="4.2cm" svg:height="2.8cm" svg:x="12.4cm" svg:y="15.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788cm" svg:height="0.962cm" svg:x="13.1cm" svg:y="16.219cm">
          <draw:text-box>
            <text:p>Kanalas</text:p>
          </draw:text-box>
        </draw:frame>
        <draw:custom-shape draw:style-name="gr6" draw:text-style-name="P4" draw:layer="layout" svg:width="4.2cm" svg:height="2.8cm" svg:x="18cm" svg:y="15.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601cm" svg:height="0.962cm" svg:x="18.399cm" svg:y="16.219cm">
          <draw:text-box>
            <text:p>Šifrograma</text:p>
          </draw:text-box>
        </draw:frame>
        <draw:line draw:style-name="gr4" draw:text-style-name="P4" draw:layer="layout" svg:x1="11cm" svg:y1="16.7cm" svg:x2="12.4cm" svg:y2="16.7cm">
          <text:p/>
        </draw:line>
        <draw:line draw:style-name="gr4" draw:text-style-name="P4" draw:layer="layout" svg:x1="20.2cm" svg:y1="15.3cm" svg:x2="20.2cm" svg:y2="13.5cm">
          <text:p/>
        </draw:line>
        <draw:custom-shape draw:style-name="gr6" draw:text-style-name="P4" draw:layer="layout" svg:width="4.2cm" svg:height="2.8cm" svg:x="12.4cm" svg:y="5.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384cm" svg:height="0.962cm" svg:x="12.3cm" svg:y="6.738cm">
          <draw:text-box>
            <text:p>„Trečioji šalis“</text:p>
          </draw:text-box>
        </draw:frame>
        <draw:line draw:style-name="gr7" draw:text-style-name="P6" draw:layer="layout" svg:x1="14.6cm" svg:y1="8.7cm" svg:x2="14.6cm" svg:y2="10.5cm">
          <text:p/>
        </draw:line>
        <draw:custom-shape draw:style-name="gr6" draw:text-style-name="P4" draw:layer="layout" svg:width="4.2cm" svg:height="2.8cm" svg:x="12.4cm" svg:y="10.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16cm" svg:height="0.962cm" svg:x="12.44cm" svg:y="11.338cm">
          <draw:text-box>
            <text:p>Kriptoanalizė</text:p>
          </draw:text-box>
        </draw:frame>
        <draw:line draw:style-name="gr7" draw:text-style-name="P6" draw:layer="layout" svg:x1="14.6cm" svg:y1="13.3cm" svg:x2="14.6cm" svg:y2="15.3cm">
          <text:p/>
        </draw:line>
        <draw:custom-shape draw:style-name="gr8" draw:text-style-name="P4" draw:layer="layout" svg:width="4.2cm" svg:height="2.8cm" svg:x="1.1cm" svg:y="15.3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236cm" svg:height="1.673cm" svg:x="1.064cm" svg:y="15.827cm">
          <draw:text-box>
            <text:p text:style-name="P6">(Užšifravimo)</text:p>
            <text:p text:style-name="P6">raktas</text:p>
          </draw:text-box>
        </draw:frame>
        <draw:custom-shape draw:style-name="gr8" draw:text-style-name="P4" draw:layer="layout" svg:width="4.2cm" svg:height="2.8cm" svg:x="23.2cm" svg:y="15.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956cm" svg:height="1.673cm" svg:x="23.4cm" svg:y="15.727cm">
          <draw:text-box>
            <text:p text:style-name="P6">(Iššifravimo)</text:p>
            <text:p text:style-name="P6">raktas</text:p>
          </draw:text-box>
        </draw:frame>
        <draw:line draw:style-name="gr9" draw:text-style-name="P4" draw:layer="layout" svg:x1="24.8cm" svg:y1="15.2cm" svg:x2="21cm" svg:y2="13.5cm">
          <text:p/>
        </draw:line>
        <draw:line draw:style-name="gr9" draw:text-style-name="P4" draw:layer="layout" svg:x1="4cm" svg:y1="15.2cm" svg:x2="6.7cm" svg:y2="12.8cm">
          <text:p/>
        </draw:line>
        <draw:line draw:style-name="gr9" draw:text-style-name="P4" draw:layer="layout" svg:x1="25.4cm" svg:y1="19.8cm" svg:x2="25.4cm" svg:y2="18cm">
          <text:p/>
        </draw:line>
        <draw:line draw:style-name="gr9" draw:text-style-name="P4" draw:layer="layout" svg:x1="3.2cm" svg:y1="19.9cm" svg:x2="3.2cm" svg:y2="18.1cm">
          <text:p/>
        </draw:line>
        <draw:line draw:style-name="gr10" draw:text-style-name="P4" draw:layer="layout" svg:x1="3.2cm" svg:y1="19.9cm" svg:x2="25.4cm" svg:y2="19.8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Kriptografinių protokolų „veikėjai“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Yra standartiniai kriptografinių protokolų „veikėjai“</text:p>
                <text:list>
                  <text:list-item>
                    <text:p>Pradininkas: R. L. Rivest, A. Shamir, L. Adleman „A method for obtaining digital signatures and public-key cryptosystems“ // „Communications of the ACM“, Association for Computing Machinery (ACM), 1978, t. 21, 120-126 psl. </text:p>
                  </text:list-item>
                </text:list>
              </text:list-item>
              <text:list-item>
                <text:p>Pavyzdžiui:</text:p>
                <text:list>
                  <text:list-item>
                    <text:p>„Alice“</text:p>
                    <text:list>
                      <text:list-item>
                        <text:p>Pirmas dalyvis (siuntėjas)</text:p>
                      </text:list-item>
                      <text:list-item>
                        <text:p>Lietuviškas atitikmuo – „Aldona“</text:p>
                      </text:list-item>
                    </text:list>
                  </text:list-item>
                  <text:list-item>
                    <text:p>„Bob“</text:p>
                    <text:list>
                      <text:list-item>
                        <text:p>Antras dalyvis (gavėjas)</text:p>
                      </text:list-item>
                      <text:list-item>
                        <text:p>Lietuviškas atitikmuo – „Bronius“</text:p>
                      </text:list-item>
                    </text:list>
                  </text:list-item>
                  <text:list-item>
                    <text:p>„Eve“</text:p>
                    <text:list>
                      <text:list-item>
                        <text:p>Priešiškas stebėtojas (nuo angl. <text:span text:style-name="T1">Eavesdropper</text:span>)</text:p>
                      </text:list-item>
                    </text:list>
                  </text:list-item>
                  <text:list-item>
                    <text:p>„Mallory“</text:p>
                    <text:list>
                      <text:list-item>
                        <text:p>Aktyvus kenkėjas (nuo angl. <text:span text:style-name="T1">Malicious attacker</text:span>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Užšifravimas ir dešifravimas formaliau (1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Pažymėkime tekstogramą t, šifrogramą c, raktą k</text:p>
                <text:list>
                  <text:list-item>
                    <text:p>Kol kas tarkim, kad raktas vienodas užšifravimo ir dešifravimo atveju</text:p>
                    <text:list>
                      <text:list-item>
                        <text:p>jei taip nėra, viskas pasikeičia gana nedaug</text:p>
                      </text:list-item>
                    </text:list>
                  </text:list-item>
                  <text:list-item>
                    <text:p>Taip pat tarkim, kad šifrograma ir tekstograma „vienodo ilgio“; viena šifrograma atitinka tik vieną tekstogramą</text:p>
                  </text:list-item>
                </text:list>
              </text:list-item>
              <text:list-item>
                <text:p>Tada užšifravimas bus atliekamas kažkokia funkcija E:</text:p>
                <text:p/>
              </text:list-item>
              <text:list-item>
                <text:p>Dešifravimas bus atliekamas funkcija D:</text:p>
              </text:list-item>
            </text:list>
          </draw:text-box>
        </draw:frame>
        <draw:frame draw:style-name="gr11" draw:text-style-name="P6" draw:layer="layout" svg:width="4.064cm" svg:height="1.345cm" svg:x="2.536cm" svg:y="13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6" draw:layer="layout" svg:width="4.189cm" svg:height="1.345cm" svg:x="2.4cm" svg:y="16.8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Užšifravimas ir dešifravimas formaliau (2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Ką galime pasakyti apie funkcijas E ir D?</text:p>
              </text:list-item>
              <text:list-item>
                <text:p>Visų pirma, jos turi būti atvirkščios viena kitai:</text:p>
                <text:p/>
              </text:list-item>
              <text:list-item>
                <text:p>Suprantama, kitu atveju užšifruoto teksto nebus galima atkurti</text:p>
              </text:list-item>
            </text:list>
          </draw:text-box>
        </draw:frame>
        <draw:frame draw:style-name="gr11" draw:text-style-name="P6" draw:layer="layout" svg:width="9.223cm" svg:height="1.345cm" svg:x="2.6cm" svg:y="10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Užšifravimas ir dešifravimas formaliau (3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Dėl to abi jos turi būti bijekcijos</text:p>
                <text:list>
                  <text:list-item>
                    <text:p>Kitaip tariant, jos abi turi būti vienareikšmės: vieną tekstogramą turi atitikti viena šifrograma ir atvirkščiai</text:p>
                  </text:list-item>
                </text:list>
              </text:list-item>
              <text:list-item>
                <text:p>Kitu atveju vėlgi nebus kaip užšifruoto pranešimo dešifruoti</text:p>
                <text:list>
                  <text:list-item>
                    <text:p>Šitai negalioja atvejui, kai šifrograma ir tekstograma yra skirtingų ilgių</text:p>
                    <text:list>
                      <text:list-item>
                        <text:p>Tada vieną tekstogramą atitinka kelios šifrogram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Vienakryptės funkcijo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Funkcija, kurios rezultatą rasti „lengva“, o argumentą „sunku“, vadinama vienakrypte</text:p>
                <text:list>
                  <text:list-item>
                    <text:p>Kaip ir norėtųsi, kad funkcija E (užšifravimo funkcija) būtų vienkryptė</text:p>
                  </text:list-item>
                  <text:list-item>
                    <text:p>Dar daugiau: norėtųsi, kad ir turint šifrogramą bei tekstogramą būtų sunku gauti raktą</text:p>
                    <text:list>
                      <text:list-item>
                        <text:p>Tačiau norime, kad iššifruoti su raktu būtų „lengva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Landinės vienakryptės funkcijo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Norėsime, kad funkcija E būtų „landinė vienakryptė“ (angl. <text:span text:style-name="T1">Trap-door one-way function</text:span>) – turėtų „landinį“ parametrą, kuris leistų „lengvai“ apskaičiuoti atvirkštinę funkciją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Ką čia reiškia „sunku“ ir „lengva“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Paprastai „sunku“ yra tada, kai algoritmas yra eksponentinio asimptotinio laikinio sudėtingumo, ir „lengva“ – kai polinomin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Kokių dalykų galima norėti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Iš kriptosistemos galima norėti, kad ji užtikrintų:</text:p>
                <text:list>
                  <text:list-item>
                    <text:p>konfidencialumą (angl. <text:span text:style-name="T1">confidentiality</text:span>)</text:p>
                    <text:list>
                      <text:list-item>
                        <text:p>tokiu atveju norima, kad pranešimo nebūtų galima perskaityti „trečiosioms šalima“</text:p>
                      </text:list-item>
                    </text:list>
                  </text:list-item>
                  <text:list-item>
                    <text:p text:style-name="P8"><text:span text:style-name="T2">autentifikavimą</text:span> (angl. <text:span text:style-name="T1">authentication</text:span>)</text:p>
                    <text:list>
                      <text:list-item>
                        <text:p>tokiu atveju norima, kad būtų galima nustatyti, kas siuntė pranešimą</text:p>
                      </text:list-item>
                    </text:list>
                  </text:list-item>
                  <text:list-item>
                    <text:p text:style-name="P8"><text:span text:style-name="T2">integralumą</text:span> (angl. <text:span text:style-name="T1">integrity</text:span>)</text:p>
                    <text:list>
                      <text:list-item>
                        <text:p>tokiu atveju norima, kad „trečiosios šalys“ negalėtų pranešimo pakeisti nepastebėtos</text:p>
                      </text:list-item>
                    </text:list>
                  </text:list-item>
                  <text:list-item>
                    <text:p text:style-name="P8"><text:span text:style-name="T2">neatsisakymas</text:span> (angl. <text:span text:style-name="T1">nonrepudiation</text:span>)</text:p>
                    <text:list>
                      <text:list-item>
                        <text:p>tokiu atveju norima, kad pranešimo siuntėjas negalėtų sukelti abejonių, ar jis yra siuntęs pranešimą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Kriptografinės atako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Pagal tai, kas yra žinoma ar įmanoma kriptoanalitikui, skiriamos įvairios „atakos“:</text:p>
                <text:list>
                  <text:list-item>
                    <text:p>Šifrogramos ataka</text:p>
                  </text:list-item>
                  <text:list-item>
                    <text:p>Žinomos tekstogramos ataka</text:p>
                  </text:list-item>
                  <text:list-item>
                    <text:p>Parenkamos tekstogramos ataka</text:p>
                  </text:list-item>
                  <text:list-item>
                    <text:p>Parenkamos šifrogramos ataka</text:p>
                  </text:list-item>
                  <text:list-item>
                    <text:p>Susijusio rakto ataka</text:p>
                  </text:list-item>
                </text:list>
              </text:list-item>
              <text:list-item>
                <text:p>Aišku, galimi ir tarpiniai variantai ir pa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Šifrogramos atak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Šifrogramos atakos (angl. <text:span text:style-name="T1">Ciphertext-only attack</text:span>) atveju yra žinoma tik šifrograma arba kelios šifrogram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Žinomos tekstogramos atak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Žinomos tekstogramos atakos (angl. <text:span text:style-name="T1">Known-plaintext attack</text:span>) atveju žinoma šifrograma ir ją atitinkanti tekstogra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Parenkamos tekstogramos atak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Parenkamos tekstogramos atakos (angl. <text:span text:style-name="T1">Chosen-plaintext attack</text:span>) atveju kriptoanalitikas gali parinkti tekstogramas ir gauti jas atitinkančias šifrogramas</text:p>
                <text:list>
                  <text:list-item>
                    <text:p>Skiriami keli atakos variantai pagal tai, ar tolesnes tekstogramas galima parinkti atsižvelgiant anksčiau gautas šifrogramas</text:p>
                    <text:list>
                      <text:list-item>
                        <text:p>Jei galima, turėsime adaptyviai parenkamos tekstogramos ataką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Parenkamos šifrogramos atak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Parenkamos šifrogramos atakos (angl. <text:span text:style-name="T1">Chosen-ciphertext attack</text:span>) atveju kriptoanalitikas gali gauti tekstogramas, kurios atitinka jo pasirinktas šifrogram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Susijusio rakto atak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Susijusio rakto atakos (angl. <text:span text:style-name="T1">Related-key attack</text:span>) atveju kriptoanalitikas gali stebėti šifro veikimą su skirtingais, bet susijusiais raktais</text:p>
                <text:list>
                  <text:list-item>
                    <text:p>Pavyzdžiui, tokiais, apie kuriuos žinoma, kad jie skiriasi vienu bit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Pavyzdys (1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Pavyzdys iš Žiulio Verno „La Jangada“ („Žaganda“)</text:p>
              </text:list-item>
              <text:list-item>
                <text:p>Užšifruotas pranešimas (šifrograma):</text:p>
                <text:p><text:span text:style-name="T3">Phyjslyddqfdzxgasgzzqqehxgkfndrxujugiocytdxvksbxhhuypohdvyrymhuhpuydkj</text:span></text:p>
                <text:p><text:span text:style-name="T3">oxphetozsletnpmvffovpdpajxhyynojyggaymeqynfuqlnmvlyfgsuzmqiztlbqgyugsqeub</text:span></text:p>
                <text:p><text:span text:style-name="T3">vnrcredgruzblrmxyuhqhpzdrrgcrohepqxufivvrplphonthvddqfhqsntzhhhnfepmqkyuu</text:span></text:p>
                <text:p><text:span text:style-name="T3">exktogzgkyuumfvijdqdpzjqsykrplxhxqrymvklohhhotozvdksppsuvjh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Pavyzdys (2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Buvo atspėta tekstogramos dalis: parašas („Ortega“)</text:p>
                <text:list>
                  <text:list-item>
                    <text:p>Tiesa, jis sužinomas tik trečiame skyriuje nuo galo</text:p>
                  </text:list-item>
                </text:list>
              </text:list-item>
              <text:list-item>
                <text:p>Pagal jį atkurtas raktas („432513“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Pavyzdys (3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Dešifruotas pranešimas:</text:p>
                <text:list>
                  <text:list-item>
                    <text:p>Le véritable auteur du vol des diamants et de l’assassinat des soldats qui escortaient le convoi, commis dans la nuit du vingt-deux janvier mil huit cent vingt-six, n’est donc pas Joam Dacosta, injustement condamné à mort ; c’est moi, le misérable employé de l’administration du district diamantin ; oui, moi seul, qui signe de mon vrai nom, Orteg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Pavyzdžio aptarima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Kokia čia buvo ataka?</text:p>
              </text:list-item>
              <text:list-item>
                <text:p>Kokie kriptoanalizės pasunkinimai buvo panaudoti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Reikalavimai kriptosistemai (1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JAV Armijos lauko statutas FM 34-40-2 (1990-09-13, „Basic cryptanalysis“) nurodo tokius reikalavimus idealiai karinei kriptosistemai:</text:p>
                <text:list>
                  <text:list-item>
                    <text:p>Saugi nepriklausomai nuo perduodamų pranešimų kiekio</text:p>
                  </text:list-item>
                  <text:list-item>
                    <text:p>Paprasta naudoti be ypatingo apmokymo</text:p>
                  </text:list-item>
                  <text:list-item>
                    <text:p>Nesunku visus, kurie sistemą naudoja, aprūpinti raktais</text:p>
                  </text:list-item>
                  <text:list-item>
                    <text:p>Dirba visomis oro ir pan. sąlygomis</text:p>
                  </text:list-item>
                  <text:list-item>
                    <text:p>Nieko svarbaus neprarandama, priešui perėmus sistemos „egzempliorių“</text:p>
                  </text:list-item>
                  <text:list-item>
                    <text:p>Taip pat paminima, kad tokių sistemų nėra</text:p>
                  </text:list-item>
                  <text:list-item>
                    <text:p>Bet pastebėtina, kad saugumas nėra vienintelis reikalavim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Reikalavimai kriptosistemai (2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1883 m. Auguste Kerckhoffs suformulavo tokius reikalavimus:</text:p>
                <text:list>
                  <text:list-item>
                    <text:p>Sistema turi būti praktiškai (jei ne matematiškai) nenulaužiama</text:p>
                  </text:list-item>
                  <text:list-item>
                    <text:p>Slaptumas sistemai neturi būti būtinas; jei priešas apie ją sužino, žala neturi būti didelė</text:p>
                  </text:list-item>
                  <text:list-item>
                    <text:p>Raktus turi būti lengva perduoti ir prisiminti be užrašų; taip pat turi būti lengva juos pakeisti</text:p>
                  </text:list-item>
                  <text:list-item>
                    <text:p>Sistema turi būti suderinama su telegrafu</text:p>
                  </text:list-item>
                  <text:list-item>
                    <text:p>Sistema turi būti „portatyvi“, ja turi pajėgti naudotis vienas asmuo</text:p>
                  </text:list-item>
                  <text:list-item>
                    <text:p>Sistemą turi būti lengva naudoti</text:p>
                  </text:list-item>
                </text:list>
              </text:list-item>
              <text:list-item>
                <text:p>Paskelbti:</text:p>
                <text:list>
                  <text:list-item>
                    <text:p>A. Kerckhoffs „La cryptographie militaire“ // „Journal des sciences militaires“, 1883, t. IX, 5–38 ps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Reikalavimai kriptosistemai (3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Antrasis iš šių reikalavimų („Slaptumas sistemai neturi būti būtinas; jei priešas apie ją sužino, žala neturi būti didelė“) vadinamas tiesiog Kerkhofso principu</text:p>
                <text:list>
                  <text:list-item>
                    <text:p>Jis reiškia, kad sistemos saugumas turi remtis tuo, kad slaptas yra raktas</text:p>
                    <text:list>
                      <text:list-item>
                        <text:p>Pats sistemos veikimas gali būti ir viešas – nors, aišku, kriptoanalitikui nėra lengviau, jei veikimas slap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Pavyzdys – naudojimo paprastuma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1941 m. Japonija prieš Perl Harboro užpuolimą nusiuntė ambasadoriui JAV šifruotę, nurodančią paskelbti karą (iki karo veiksmų pradžios)</text:p>
              </text:list-item>
              <text:list-item>
                <text:p>Tačiau iššifruoti nebuvo suspėta...</text:p>
              </text:list-item>
              <text:list-item>
                <text:p>Japonija netyčiom liko užpuolusi JAV be karo paskelbimo</text:p>
              </text:list-item>
              <text:list-item>
                <text:p>Moralas: kartais naudojimo paprastumas gali būti svarbiau už saugumą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4" draw:layer="layout" svg:width="25.199cm" svg:height="3.505cm" svg:x="1.4cm" svg:y="0.837cm" presentation:class="title">
          <draw:text-box>
            <text:p>Ačiū už dėmesį!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artynas Patašius</meta:initial-creator>
    <meta:creation-date>2019-01-11T19:39:52.974000000</meta:creation-date>
    <dc:date>2020-11-09T03:18:52.571000000</dc:date>
    <dc:creator>Martynas Patašius</dc:creator>
    <meta:editing-duration>PT3H27M49S</meta:editing-duration>
    <meta:editing-cycles>36</meta:editing-cycles>
    <meta:generator>LibreOffice/7.0.2.2$Windows_X86_64 LibreOffice_project/8349ace3c3162073abd90d81fd06dcfb6b36b994</meta:generator>
    <meta:document-statistic meta:object-count="176"/>
  </office:meta>
</office:document-meta>
</file>

<file path=Object 1/content.xml><?xml version="1.0" encoding="utf-8"?>
<math xmlns="http://www.w3.org/1998/Math/MathML" display="block">
  <semantics>
    <mstyle mathsize="30pt">
      <mrow>
        <mrow>
          <mi>c</mi>
          <mo stretchy="false">=</mo>
          <msub>
            <mi>E</mi>
            <mi>k</mi>
          </msub>
        </mrow>
        <mrow>
          <mo fence="true" stretchy="false">(</mo>
          <mrow>
            <mi>t</mi>
          </mrow>
          <mo fence="true" stretchy="false">)</mo>
        </mrow>
      </mrow>
    </mstyle>
    <annotation encoding="StarMath 5.0">size 30 { c = E_{k}(t) }</annotation>
  </semantics>
</math>
</file>

<file path=Object 2/content.xml><?xml version="1.0" encoding="utf-8"?>
<math xmlns="http://www.w3.org/1998/Math/MathML" display="block">
  <semantics>
    <mstyle mathsize="30pt">
      <mrow>
        <mrow>
          <mi>t</mi>
          <mo stretchy="false">=</mo>
          <msub>
            <mi>D</mi>
            <mi>k</mi>
          </msub>
        </mrow>
        <mrow>
          <mo fence="true" stretchy="false">(</mo>
          <mrow>
            <mi>c</mi>
          </mrow>
          <mo fence="true" stretchy="false">)</mo>
        </mrow>
      </mrow>
    </mstyle>
    <annotation encoding="StarMath 5.0">size 30 { t = D_{k}(c) }</annotation>
  </semantics>
</math>
</file>

<file path=Object 3/content.xml><?xml version="1.0" encoding="utf-8"?>
<math xmlns="http://www.w3.org/1998/Math/MathML" display="block">
  <semantics>
    <mstyle mathsize="30pt">
      <mrow>
        <mrow>
          <mi>c</mi>
          <mo stretchy="false">=</mo>
          <msub>
            <mi>E</mi>
            <mi>k</mi>
          </msub>
        </mrow>
        <mrow>
          <mo fence="true" stretchy="false">(</mo>
          <mrow>
            <mi>t</mi>
          </mrow>
          <mo fence="true" stretchy="false">)</mo>
        </mrow>
        <mo stretchy="false">⇔</mo>
        <mrow>
          <mi>t</mi>
          <mo stretchy="false">=</mo>
          <msub>
            <mi>D</mi>
            <mi>k</mi>
          </msub>
        </mrow>
        <mrow>
          <mo fence="true" stretchy="false">(</mo>
          <mrow>
            <mi>c</mi>
          </mrow>
          <mo fence="true" stretchy="false">)</mo>
        </mrow>
      </mrow>
    </mstyle>
    <annotation encoding="StarMath 5.0">size 30 { c = E_{k}(t) dlrarrow t = D_{k}(c)  }</annotation>
  </semantics>
</math>
</file>